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8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ev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le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equa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less_or_equa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great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greater_or_equa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ot_equa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alway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ormal_polyg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side_last_polyg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utside_last_polyg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no_cull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smal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negativ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positiv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z_write_dis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ex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ffs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ouraud_shad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6bit_u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calc_ctr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ther_colo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other_col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src_alph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src_alph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dst_alph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dst_alph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other_colo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other_col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src_alph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src_alph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dst_alph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dst_alph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selec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_accumulation_buff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selec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condary_accumulation_buff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selec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mary_accumulation_buff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selec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ondary_accumulation_buff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look_up_table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per_vertex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no_fog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look_up_table_mode_2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olor_clam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se_alph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gnore_texture_alph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uv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uv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point_sampled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bilinear_filter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trilinear_pass_a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trilinear_pass_b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per_sample_tex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mip_map_d_adju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ec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modul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ecal_alph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modulate_alph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ip_mapp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q_compress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argb1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yuv4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bump_map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palette_4bpp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palette_8bpp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scan_or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widdle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scan_or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n_twiddl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tride_sele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string" calcext:value-type="string">
            <text:p>26-21</text:p>
          </table:table-cell>
          <table:table-cell table:style-name="Default" office:value-type="string" calcext:value-type="string">
            <text:p>palette_selector4</text:p>
          </table:table-cell>
          <table:table-cell/>
          <table:table-cell office:value-type="string" calcext:value-type="string">
            <text:p>0x3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string" calcext:value-type="string">
            <text:p>26-25</text:p>
          </table:table-cell>
          <table:table-cell table:style-name="Default" office:value-type="string" calcext:value-type="string">
            <text:p>palette_selector8</text:p>
          </table:table-cell>
          <table:table-cell/>
          <table:table-cell office:value-type="string" calcext:value-type="string">
            <text:p>0x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string" calcext:value-type="string">
            <text:p>20-0</text:p>
          </table:table-cell>
          <table:table-cell office:value-type="string" calcext:value-type="string">
            <text:p>texture_address</text:p>
          </table:table-cell>
          <table:table-cell/>
          <table:table-cell office:value-type="string" calcext:value-type="string">
            <text:p>0x1fffff</text:p>
          </table:table-cell>
          <table:table-cell table:number-columns-repeated="2"/>
        </table:table-row>
        <table:table-row table:style-name="ro1" table:number-rows-repeated="10484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6"/>
    </number:number-style>
    <number:number-style style:name="N130">
      <number:number number:decimal-places="0" number:min-decimal-places="0" number:min-integer-digits="6">
        <number:embedded-text number:position="4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0:55:57.926802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7T08:40:12.189828906</meta:creation-date>
    <dc:date>2025-08-28T10:57:20.040095637</dc:date>
    <meta:editing-duration>PT28M</meta:editing-duration>
    <meta:editing-cycles>22</meta:editing-cycles>
    <meta:generator>LibreOffice/25.2.4.3$Linux_X86_64 LibreOffice_project/520$Build-3</meta:generator>
    <meta:document-statistic meta:table-count="1" meta:cell-count="479" meta:object-count="0"/>
  </office:meta>
</office:document-meta>
</file>